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e46f" officeooo:paragraph-rsid="001be46f"/>
    </style:style>
    <style:style style:name="P2" style:family="paragraph" style:parent-style-name="Standard">
      <style:text-properties officeooo:rsid="001be46f" officeooo:paragraph-rsid="001e2305"/>
    </style:style>
    <style:style style:name="P3" style:family="paragraph" style:parent-style-name="Standard">
      <style:text-properties officeooo:rsid="001be46f" officeooo:paragraph-rsid="001fbe7f"/>
    </style:style>
    <style:style style:name="P4" style:family="paragraph" style:parent-style-name="Standard">
      <style:text-properties officeooo:paragraph-rsid="001be46f"/>
    </style:style>
    <style:style style:name="P5" style:family="paragraph" style:parent-style-name="Standard">
      <style:text-properties fo:font-size="13pt" fo:font-weight="normal" officeooo:rsid="001be46f" officeooo:paragraph-rsid="001dc08d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be46f" officeooo:paragraph-rsid="001e2305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be46f" officeooo:paragraph-rsid="001fbe7f" style:font-size-asian="13pt" style:font-weight-asian="normal" style:font-size-complex="13pt" style:font-weight-complex="normal"/>
    </style:style>
    <style:style style:name="P8" style:family="paragraph" style:parent-style-name="Standard">
      <style:text-properties officeooo:rsid="001dc08d" officeooo:paragraph-rsid="001dc08d"/>
    </style:style>
    <style:style style:name="P9" style:family="paragraph" style:parent-style-name="Standard">
      <style:text-properties officeooo:rsid="001dc08d" officeooo:paragraph-rsid="001e2305"/>
    </style:style>
    <style:style style:name="P10" style:family="paragraph" style:parent-style-name="Standard">
      <style:text-properties officeooo:paragraph-rsid="001e2305"/>
    </style:style>
    <style:style style:name="P11" style:family="paragraph" style:parent-style-name="Standard">
      <style:text-properties officeooo:paragraph-rsid="001fbe7f"/>
    </style:style>
    <style:style style:name="P12" style:family="paragraph" style:parent-style-name="Standard">
      <style:text-properties officeooo:rsid="001fbe7f" officeooo:paragraph-rsid="001fbe7f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3pt" fo:font-weight="normal" officeooo:rsid="001be46f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1dc08d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1e2305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fbe7f" style:font-size-asian="13pt" style:font-weight-asian="normal" style:font-size-complex="13pt" style:font-weight-complex="normal"/>
    </style:style>
    <style:style style:name="T6" style:family="text">
      <style:text-properties fo:font-size="13pt" fo:font-weight="normal" fo:background-color="#ffff00" loext:char-shading-value="0" style:font-size-asian="13pt" style:font-weight-asian="normal" style:font-size-complex="13pt" style:font-weight-complex="normal"/>
    </style:style>
    <style:style style:name="T7" style:family="text">
      <style:text-properties officeooo:rsid="001dc08d"/>
    </style:style>
    <style:style style:name="T8" style:family="text">
      <style:text-properties officeooo:rsid="001e2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LES CARACTÈRES MODE LINUX – RACCOURCIS CLAVIER</text:span></text:p>
      <text:p text:style-name="P3"><text:span text:style-name="T1"/></text:p>
      <text:p text:style-name="P3"><text:span text:style-name="T1">alt Gr + q = ä<text:tab/><text:tab/><text:tab/><text:tab/>alt Gr + o = </text:span><text:span text:style-name="T5">œ</text:span><text:span text:style-name="T1"><text:tab/><text:tab/></text:span></text:p>
      <text:p text:style-name="P7">alt Gr + a = æ<text:tab/><text:tab/><text:tab/>alt Gr + p = ô<text:tab/></text:p>
      <text:p text:style-name="P7">alt Gr + z = â<text:tab/><text:tab/><text:tab/><text:tab/>alt Gr + m = ö</text:p>
      <text:p text:style-name="P7"><text:tab/><text:tab/><text:tab/><text:tab/><text:tab/></text:p>
      <text:p text:style-name="P7">alt Gr + r = ê<text:tab/><text:tab/><text:tab/><text:tab/>alt Gr + u = û</text:p>
      <text:p text:style-name="P7">alt Gr + d = ë<text:tab/><text:tab/><text:tab/><text:tab/>alt Gr + j = ü</text:p>
      <text:p text:style-name="P7"/>
      <text:p text:style-name="P7">alt Gr + i = î<text:tab/><text:tab/><text:tab/><text:tab/><text:tab/><text:tab/></text:p>
      <text:p text:style-name="P11"><text:span text:style-name="T2">alt Gr + k = ï<text:tab/></text:span></text:p>
      <text:p text:style-name="P4"><text:span text:style-name="T2"/></text:p>
      <text:p text:style-name="P4"><text:span text:style-name="T2">_______________________________________________________________________</text:span></text:p>
      <text:p text:style-name="P8"><text:span text:style-name="T1"/></text:p>
      <text:p text:style-name="P9"><text:span text:style-name="T1">shift + alt Gr + a = Æ<text:tab/><text:tab/></text:span><text:span text:style-name="T4">shift + alt Gr + à =À</text:span></text:p>
      <text:p text:style-name="P9"><text:span text:style-name="T1">shift + alt Gr + z = Â<text:tab/><text:tab/></text:span><text:span text:style-name="T4">s</text:span><text:span text:style-name="T1">hift + alt Gr + q = Ä</text:span></text:p>
      <text:p text:style-name="P8"><text:span text:style-name="T1"/></text:p>
      <text:p text:style-name="P8"><text:span text:style-name="T1">shift + alt Gr + r = Ê<text:tab/><text:tab/></text:span><text:span text:style-name="T4">shift + alt Gr + è = È</text:span></text:p>
      <text:p text:style-name="P9"><text:span text:style-name="T1">shift + alt Gr + d = Ë<text:tab/><text:tab/></text:span><text:span text:style-name="T4">hift + alt Gr + é = É</text:span></text:p>
      <text:p text:style-name="P8"><text:span text:style-name="T1"/></text:p>
      <text:p text:style-name="P9"><text:span text:style-name="T1">shift + alt Gr + i = Î<text:tab/><text:tab/><text:tab/>shift + alt Gr + j = Ü</text:span></text:p>
      <text:p text:style-name="P9"><text:span text:style-name="T1">shift + alt Gr + k = Ï<text:tab/><text:tab/><text:tab/>shift + alt Gr + <text:s/>ù = Ù</text:span></text:p>
      <text:p text:style-name="P8"><text:span text:style-name="T1"/></text:p>
      <text:p text:style-name="P8"><text:span text:style-name="T1">shift + alt Gr + o = Œ</text:span></text:p>
      <text:p text:style-name="P8"><text:span text:style-name="T1">shift + alt Gr + p = Ô</text:span></text:p>
      <text:p text:style-name="P8"><text:span text:style-name="T1">shift + alt Gr + m = Ö</text:span></text:p>
      <text:p text:style-name="P8"/>
      <text:p text:style-name="P9"><text:span text:style-name="T2">_______________________________________________________________________</text:span></text:p>
      <text:p text:style-name="P9"><text:span text:style-name="T2"/></text:p>
      <text:p text:style-name="P9"><text:span text:style-name="T1">shift + alt Gr + b = ↑<text:tab/><text:tab/>shift + alt Gr + v = ←</text:span></text:p>
      <text:p text:style-name="P2"><text:span text:style-name="T1">alt Gr + b = ↓<text:tab/><text:tab/><text:tab/><text:tab/></text:span><text:span text:style-name="T3">shift + alt Gr + n = →</text:span></text:p>
      <text:p text:style-name="P8"><text:span text:style-name="T6">alt Gr + PAVÉ NUM = <text:s text:c="4"/>↕↙↓↘←↔→↖↑↗<text:tab/><text:tab/>(de 0 à 9)</text:span></text:p>
      <text:p text:style-name="P5"/>
      <text:p text:style-name="P6">_______________________________________________________________________</text:p>
      <text:p text:style-name="P6"/>
      <text:p text:style-name="P5">alt Gr + e = €<text:tab/><text:tab/><text:tab/><text:tab/><text:span text:style-name="T8">shift + alt Gr +_ = ™</text:span></text:p>
      <text:p text:style-name="P10"><text:span text:style-name="T2">alt Gr + c = </text:span><text:span text:style-name="T3">©<text:tab/><text:tab/><text:tab/>shift + alt Gr + <text:s/>c = ®</text:span></text:p>
      <text:p text:style-name="P10"><text:span text:style-name="T3"/></text:p>
      <text:p text:style-name="P10"><text:span text:style-name="T2">_______________________________________________________________________</text:span></text:p>
      <text:p text:style-name="P10"><text:span text:style-name="T2"/></text:p>
      <text:p text:style-name="P6">alt Gr +  f = ‘<text:span text:style-name="T7"><text:tab/><text:tab/><text:tab/><text:tab/>alt Gr + g = ’</text:span></text:p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01:54:39.450152983</meta:creation-date>
    <dc:date>2022-01-14T02:37:26.029686201</dc:date>
    <meta:editing-duration>PT8M4S</meta:editing-duration>
    <meta:editing-cycles>1</meta:editing-cycles>
    <meta:document-statistic meta:table-count="0" meta:image-count="0" meta:object-count="0" meta:page-count="1" meta:paragraph-count="28" meta:word-count="281" meta:character-count="1119" meta:non-whitespace-character-count="807"/>
    <meta:generator>LibreOffice/7.2.5.2.0$Linux_X86_64 LibreOffice_project/20$Build-2</meta:generator>
  </office:meta>
</office:document-meta>
</file>